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style mathvariant="bold">
            <mrow>
              <mi>B</mi>
            </mrow>
          </mstyle>
        </mrow>
        <mn>2</mn>
      </msub>
      <mrow>
        <mo stretchy="false">(</mo>
        <mrow>
          <msub>
            <mrow>
              <mstyle mathvariant="bold">
                <mrow>
                  <mi>r</mi>
                </mrow>
              </mstyle>
            </mrow>
            <mn>1</mn>
          </msub>
        </mrow>
        <mo stretchy="false">)</mo>
      </mrow>
      <mrow>
        <mi/>
        <mo stretchy="false">=</mo>
        <mi/>
      </mrow>
      <msub>
        <mo stretchy="false">μ</mo>
        <mn>0</mn>
      </msub>
      <mfrac>
        <msub>
          <mi>I</mi>
          <mn>2</mn>
        </msub>
        <mrow>
          <mn>4</mn>
          <mo stretchy="false">π</mo>
        </mrow>
      </mfrac>
      <mi/>
      <mrow>
        <munder>
          <mo stretchy="false">∮</mo>
          <msub>
            <mi>C</mi>
            <mn>2</mn>
          </msub>
        </munder>
        <mrow>
          <mfrac>
            <mrow>
              <mtext>d</mtext>
              <msub>
                <mrow>
                  <mstyle mathvariant="bold">
                    <mrow>
                      <mi>r</mi>
                    </mrow>
                  </mstyle>
                </mrow>
                <mn>2</mn>
              </msub>
              <mrow>
                <mi/>
                <mo stretchy="false">×</mo>
                <mi/>
              </mrow>
              <msub>
                <mrow>
                  <mstyle mathvariant="bold">
                    <mrow>
                      <mi>r</mi>
                    </mrow>
                  </mstyle>
                </mrow>
                <mn>12</mn>
              </msub>
            </mrow>
            <mrow>
              <msubsup>
                <mi>r</mi>
                <mn>12</mn>
                <mn>3</mn>
              </msubsup>
            </mrow>
          </mfrac>
        </mrow>
      </mrow>
    </mrow>
    <annotation encoding="StarMath 5.0">{bold B}_2 ({bold r}_1) `=` %imu _0 I_2 over {4 %pi} ` lint from C_2 {{"d"{bold r}_2 `times` {bold r}_12} over {r^3_12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3:05:12.139000000</meta:creation-date>
    <meta:generator>LibreOffice/4.1.4.2$Windows_x86 LibreOffice_project/0a0440ccc0227ad9829de5f46be37cfb6edcf72</meta:generator>
  </office:meta>
</office:document-meta>
</file>